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A5000002F64B231A9F.tif"/>
  <manifest:file-entry manifest:media-type="image/tiff" manifest:full-path="Pictures/1000000000000305000002EBC33F62E8.t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paragraph">
      <style:paragraph-properties fo:margin-left="0in" fo:margin-right="0in" fo:text-indent="0in" style:auto-text-indent="false"/>
      <style:text-properties style:use-window-font-color="true" fo:font-size="12pt" style:font-name-asian="Helvetica1" style:font-size-asian="12pt" style:font-name-complex="Helvetica1" style:font-size-complex="12pt"/>
    </style:style>
    <style:style style:name="P6" style:family="paragraph" style:parent-style-name="osc-paragraph">
      <style:paragraph-properties fo:margin-left="0in" fo:margin-right="0in" fo:text-indent="0in" style:auto-text-indent="false"/>
      <style:text-properties fo:font-weight="normal"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8" style:family="paragraph" style:parent-style-name="osc-chaptertitle">
      <style:paragraph-properties fo:margin-left="0in" fo:margin-right="0in" fo:text-indent="0in" style:auto-text-indent="false"/>
    </style:style>
    <style:style style:name="P9" style:family="paragraph" style:parent-style-name="osc-paragraph">
      <style:paragraph-properties fo:margin-left="0in" fo:margin-right="0in" fo:text-indent="0in" style:auto-text-indent="false" fo:break-before="page"/>
    </style:style>
    <style:style style:name="P10" style:family="paragraph" style:parent-style-name="osc-paragraph">
      <style:paragraph-properties fo:margin-left="0in" fo:margin-right="0in" fo:text-indent="0in" style:auto-text-indent="false" fo:break-before="page"/>
      <style:text-properties fo:font-weight="normal" style:font-weight-asian="normal" style:font-weight-complex="normal"/>
    </style:style>
    <style:style style:name="P11" style:family="paragraph" style:parent-style-name="osc-subtitle">
      <style:text-properties fo:font-size="12pt" style:font-size-asian="12pt" style:font-size-complex="12pt"/>
    </style:style>
    <style:style style:name="P12"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3"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4"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5"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6"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7"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18"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19" style:family="paragraph" style:parent-style-name="osc-paragraph">
      <style:text-properties style:font-name="Times New Roman"/>
    </style:style>
    <style:style style:name="P20" style:family="paragraph" style:parent-style-name="osc-paragraph">
      <style:text-properties style:font-name="Times New Roman" fo:font-weight="normal" style:font-weight-asian="bold" style:font-weight-complex="normal"/>
    </style:style>
    <style:style style:name="P21" style:family="paragraph" style:parent-style-name="osc-paragraph">
      <style:text-properties fo:font-weight="normal" style:font-weight-asian="normal" style:font-weight-complex="normal"/>
    </style:style>
    <style:style style:name="P22" style:family="paragraph" style:parent-style-name="osc-paragraph">
      <style:paragraph-properties fo:text-align="start" style:justify-single-word="false"/>
    </style:style>
    <style:style style:name="P23" style:family="paragraph" style:parent-style-name="osc-paragraph">
      <style:text-properties style:font-name="Courier New"/>
    </style:style>
    <style:style style:name="P24"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5" style:family="paragraph" style:parent-style-name="osc-table-par">
      <style:paragraph-properties fo:margin-top="0in" fo:margin-bottom="0in" style:snap-to-layout-grid="false"/>
    </style:style>
    <style:style style:name="P26"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7" style:family="paragraph" style:parent-style-name="osc-table-par">
      <style:paragraph-properties fo:margin-top="0.1945in" fo:margin-bottom="0in"/>
    </style:style>
    <style:style style:name="P28"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9"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3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3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3" style:family="paragraph" style:parent-style-name="Standard">
      <style:paragraph-properties fo:text-align="start" style:justify-single-word="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4" style:family="paragraph" style:parent-style-name="Heading_20_1">
      <style:paragraph-properties fo:break-before="page"/>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5"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6" style:family="paragraph" style:parent-style-name="osc-code">
      <style:text-properties style:use-window-font-color="true" style:font-name="Courier" fo:font-size="9pt" style:font-name-asian="Courier" style:font-size-asian="9pt" style:font-name-complex="Courier" style:font-size-complex="9pt"/>
    </style:style>
    <style:style style:name="P37"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38" style:family="paragraph" style:parent-style-name="osc-code">
      <style:paragraph-properties fo:text-align="start" style:justify-single-word="false"/>
    </style:style>
    <style:style style:name="P39" style:family="paragraph" style:parent-style-name="osc-code">
      <style:text-properties fo:color="#000000"/>
    </style:style>
    <style:style style:name="P40" style:family="paragraph" style:parent-style-name="osc-code">
      <style:text-properties style:font-name="Courier New"/>
    </style:style>
    <style:style style:name="P41"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ext-properties fo:color="#000000" style:font-name="Courier New" fo:font-size="9pt" fo:language="en" fo:country="US" style:font-name-asian="Monaco" style:font-size-asian="9pt" style:language-asian="en" style:country-asian="US" style:font-name-complex="Monaco" style:font-size-complex="9pt"/>
    </style:style>
    <style:style style:name="P42" style:family="paragraph" style:parent-style-name="Contents_20_1">
      <style:paragraph-properties>
        <style:tab-stops>
          <style:tab-stop style:position="7.0626in" style:type="right" style:leader-style="dotted" style:leader-text="."/>
        </style:tab-stops>
      </style:paragraph-properties>
    </style:style>
    <style:style style:name="P43" style:family="paragraph" style:parent-style-name="Contents_20_2">
      <style:paragraph-properties>
        <style:tab-stops>
          <style:tab-stop style:position="6.9252in" style:type="right" style:leader-style="dotted" style:leader-text="."/>
        </style:tab-stops>
      </style:paragraph-properties>
    </style:style>
    <style:style style:name="P44" style:family="paragraph" style:parent-style-name="osc-chapternumber">
      <style:paragraph-properties fo:break-before="page"/>
    </style:style>
    <style:style style:name="P45"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46" style:family="paragraph" style:parent-style-name="osc-paragraph">
      <style:paragraph-properties fo:margin-left="0.75in" fo:margin-right="0in" fo:text-indent="0in" style:auto-text-indent="false"/>
      <style:text-properties fo:color="#000000" style:font-name="Times New Roman" fo:font-weight="normal" style:font-weight-asian="bold" style:font-weight-complex="normal"/>
    </style:style>
    <style:style style:name="P47" style:family="paragraph" style:parent-style-name="osc-paragraph">
      <style:text-properties fo:color="#000000"/>
    </style:style>
    <style:style style:name="T1"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2"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3"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5" style:family="text">
      <style:text-properties style:use-window-font-color="true" style:font-name-asian="Times New Roman" style:font-name-complex="Times New Roman" style:font-style-complex="italic" style:font-weight-complex="bold"/>
    </style:style>
    <style:style style:name="T6"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7" style:family="text">
      <style:text-properties style:use-window-font-color="true" style:font-name="Times New Roman" fo:font-size="11pt" style:font-name-asian="Helvetica1" style:font-size-asian="11pt" style:font-name-complex="Helvetica1" style:font-size-complex="11pt"/>
    </style:style>
    <style:style style:name="T8" style:family="text">
      <style:text-properties style:font-name="Courier New"/>
    </style:style>
    <style:style style:name="T9" style:family="text">
      <style:text-properties fo:color="#000000"/>
    </style:style>
    <style:style style:name="T10" style:family="text">
      <style:text-properties fo:color="#000000" style:font-name="Courier New" fo:font-size="11pt" style:font-name-asian="Monaco" style:font-size-asian="11pt" style:font-name-complex="Monaco" style:font-size-complex="11pt"/>
    </style:style>
    <style:style style:name="T11" style:family="text">
      <style:text-properties fo:color="#000000" style:font-name="Times New Roman" fo:font-size="11pt" style:font-name-asian="Monaco" style:font-size-asian="11pt" style:font-name-complex="Monaco" style:font-size-complex="11pt"/>
    </style:style>
    <style:style style:name="T12" style:family="text">
      <style:text-properties fo:color="#000000" style:font-name="Times New Roman" fo:font-size="11pt" fo:font-style="italic" style:font-name-asian="Monaco" style:font-size-asian="11pt" style:font-style-asian="italic" style:font-name-complex="Monaco" style:font-size-complex="11pt" style:font-style-complex="italic"/>
    </style:style>
    <style:style style:name="T13" style:family="text">
      <style:text-properties fo:color="#000000" style:text-underline-style="none"/>
    </style:style>
    <style:style style:name="T14" style:family="text">
      <style:text-properties fo:color="#7f0055" fo:font-weight="bold" style:font-weight-asian="bold" style:font-weight-complex="bold"/>
    </style:style>
    <style:style style:name="T15" style:family="text">
      <style:text-properties fo:color="#2a00ff"/>
    </style:style>
    <style:style style:name="T16" style:family="text">
      <style:text-properties fo:font-style="italic" style:font-style-asian="italic" style:font-style-complex="italic"/>
    </style:style>
    <style:style style:name="T17" style:family="text">
      <style:text-properties fo:color="#3f5fbf"/>
    </style:style>
    <style:style style:name="T18" style:family="text">
      <style:text-properties style:text-underline-style="none"/>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text:text-input><text:bookmark-end text:name="prodname"/></text:p>
      <text:p text:style-name="osc-subtitle"><text:bookmark-start text:name="docname"/><text:text-input text:description="docname">User Guide</text:text-input><text:bookmark-end text:name="docname"/></text:p>
      <text:p text:style-name="osc-docid"><text:text-input text:description="">ASF-JUDDI-USRGUIDE</text:text-input>-<text:date style:data-style-name="N30" text:date-value="2009-02-21T20:37:34">21/02/09</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11"/>
      <text:p text:style-name="osc-subtitle"/>
      <text:p text:style-name="osc-chapter-nonumber"/>
      <text:p text:style-name="P12">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42">Contents<text:tab/>2</text:p>
            <text:p text:style-name="P42">About This Guide<text:tab/>3</text:p>
            <text:p text:style-name="P43">What This Guide Contains<text:tab/>3</text:p>
            <text:p text:style-name="P43">Audience<text:tab/>3</text:p>
            <text:p text:style-name="P43">Prerequisites<text:tab/>3</text:p>
            <text:p text:style-name="P43">Organization<text:tab/>3</text:p>
            <text:p text:style-name="P43">Documentation Conventions<text:tab/>3</text:p>
            <text:p text:style-name="P43">Additional Documentation<text:tab/>4</text:p>
            <text:p text:style-name="P43">Contacting Us<text:tab/>4</text:p>
            <text:p text:style-name="P42"><text:s/>Setup<text:tab/>5</text:p>
            <text:p text:style-name="P43">Introduction<text:tab/>5</text:p>
            <text:p text:style-name="P43">Using the JAR<text:tab/>6</text:p>
            <text:p text:style-name="P43">Using the WAR files<text:tab/>7</text:p>
            <text:p text:style-name="P43">Using the Tomcat Bundle<text:tab/>8</text:p>
            <text:p text:style-name="P43">Using jUDDI as Web Service<text:tab/>9</text:p>
            <text:p text:style-name="P43">Using jUDDI with your application<text:tab/>11</text:p>
            <text:p text:style-name="P42">Authentication<text:tab/>12</text:p>
            <text:p text:style-name="P43">Introduction<text:tab/>12</text:p>
            <text:p text:style-name="P43">JUDDI Authentication<text:tab/>13</text:p>
            <text:p text:style-name="P43">XMLDocAuthentication<text:tab/>13</text:p>
            <text:p text:style-name="P43">CryptedXMLDocAuthentication<text:tab/>13</text:p>
            <text:p text:style-name="P43">JBoss Authentication<text:tab/>14</text:p>
            <text:p text:style-name="P42">Index<text:tab/>15</text:p>
          </text:index-body>
        </text:table-of-content>
        <text:p text:style-name="P3"/>
      </text:section>
      <text:p text:style-name="P15"/>
      <text:p text:style-name="osc-chaptertitle"/>
      <text:p text:style-name="osc-chaptertitle">About This Guide</text:p>
      <text:p text:style-name="Heading_20_1">What This Guide Contains</text:p>
      <text:p text:style-name="osc-paragraph">The <text:bookmark-ref text:reference-format="text" text:ref-name="docname">User Guide</text:bookmark-ref> document describes use of jUDDI – installation and setup.</text:p>
      <text:p text:style-name="Heading_20_1">Audience</text:p>
      <text:p text:style-name="osc-paragraph">This guide is most relevant to engineers who are responsible for setting up <text:bookmark-ref text:reference-format="text" text:ref-name="prodname">jUDDI 3.0</text:bookmark-ref> installations. </text:p>
      <text:p text:style-name="Heading_20_1">Prerequisites</text:p>
      <text:p text:style-name="P17">None.</text:p>
      <text:p text:style-name="Heading_20_1">Organization</text:p>
      <text:p text:style-name="osc-paragraph">This guide contains the following chapters:</text:p>
      <text:list xml:id="list1506156997" text:style-name="L1">
        <text:list-item>
          <text:p text:style-name="P45"><text:span text:style-name="arj-bold"><text:span text:style-name="T1">Chapter 1, Setup</text:span></text:span></text:p>
        </text:list-item>
        <text:list-item>
          <text:p text:style-name="P45"><text:span text:style-name="arj-bold"><text:span text:style-name="T2">Chapter 2, Authentication</text:span></text:span></text:p>
        </text:list-item>
      </text:list>
      <text:p text:style-name="Heading_20_1">Documentation Conventions</text:p>
      <text:p text:style-name="P4">The following conventions are used in this guide:</text:p>
      <text:p text:style-name="P4"/>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24">Convention</text:p></table:table-cell><table:table-cell table:style-name="Table1.B1" office:value-type="string"><text:p text:style-name="P24">Description</text:p></table:table-cell></table:table-row><table:table-row><table:table-cell table:style-name="Table1.A2" office:value-type="string"><text:p text:style-name="P25"><text:span text:style-name="arj-emphasis"><text:span text:style-name="T3">Italic</text:span></text:span></text:p></table:table-cell><table:table-cell table:style-name="Table1.B2" office:value-type="string"><text:p text:style-name="P24">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25"><text:span text:style-name="arj-bold"><text:span text:style-name="T4">Bold</text:span></text:span></text:p></table:table-cell><table:table-cell table:style-name="Table1.B3" office:value-type="string"><text:p text:style-name="P24">Emphasizes items of particular importance.</text:p></table:table-cell></table:table-row><table:table-row><table:table-cell table:style-name="Table1.A3" office:value-type="string"><text:p text:style-name="P25"><text:span text:style-name="arj-codechar"><text:span text:style-name="T5">Code</text:span></text:span></text:p></table:table-cell><table:table-cell table:style-name="Table1.B3" office:value-type="string"><text:p text:style-name="P24">Text that represents programming code.</text:p></table:table-cell></table:table-row><table:table-row><table:table-cell table:style-name="Table1.A3" office:value-type="string"><text:p text:style-name="P25"><text:span text:style-name="arj-function"><text:span text:style-name="T6">Function | Function</text:span></text:span></text:p></table:table-cell><table:table-cell table:style-name="Table1.B3" office:value-type="string"><text:p text:style-name="P24">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24">( ) and |</text:p></table:table-cell><table:table-cell table:style-name="Table1.B3" office:value-type="string"><text:p text:style-name="P26">Parentheses enclose optional items in command syntax. The vertical bar separates syntax items in a list of choices. For example, any of the following three items can be entered in this syntax:</text:p><text:p text:style-name="P27"><text:span text:style-name="arj-codechar"><text:span text:style-name="T5">persistPolicy (Never | OnTimer | OnUpdate | NoMoreOftenThan)</text:span></text:span></text:p></table:table-cell></table:table-row><table:table-row><table:table-cell table:style-name="Table1.A7" office:value-type="string"><text:p text:style-name="P25"><text:span text:style-name="arj-function"><text:span text:style-name="T6">Note</text:span></text:span><text:span text:style-name="T4">:<text:line-break/><text:line-break/></text:span><text:span text:style-name="arj-function"><text:span text:style-name="T6">Caution</text:span></text:span><text:span text:style-name="T4">:</text:span></text:p></table:table-cell><table:table-cell table:style-name="Table1.B7" office:value-type="string"><text:p text:style-name="P26">A note highlights important supplemental information.</text:p><text:p text:style-name="P28">A caution highlights procedures or information that is necessary to avoid damage to equipment, damage to software, loss of data, or invalid test results.</text:p></table:table-cell></table:table-row></table:table><text:p text:style-name="Frame_20_contents"/></draw:text-box></draw:frame></text:p>
      <text:p text:style-name="osc-cap"><text:soft-page-break/></text: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18">None on the subject.</text:p>
      <text:p text:style-name="Heading_20_1">Contacting Us</text:p>
      <text:p text:style-name="P20">Email: juddi-user@ws.apache.org</text:p>
      <text:p text:style-name="Heading_20_1">License</text:p>
      <text:p text:style-name="osc-paragraph"><text:span text:style-name="T17"><text:s/></text:span><text:span text:style-name="T9">Copyright 2001-2009 The </text:span><text:span text:style-name="T13">Apache</text:span><text:span text:style-name="T9"> Software Foundation.</text:span></text:p>
      <text:p text:style-name="P47"><text:s/>Licensed under the <text:span text:style-name="T18">Apache</text:span> License, Version 2.0 (the "License");</text:p>
      <text:p text:style-name="P47"><text:s/>you may not use this file except in compliance with the License.</text:p>
      <text:p text:style-name="P47"><text:s/>You may obtain a copy of the License at</text:p>
      <text:p text:style-name="P47"><text:s/>http://www.apache.org/licenses/LICENSE-2.0</text:p>
      <text:p text:style-name="P47"><text:s/>Unless required by applicable law or agreed to in writing, software</text:p>
      <text:p text:style-name="P47"><text:s/>distributed under the License is distributed on an "AS IS" BASIS,</text:p>
      <text:p text:style-name="P47"><text:s/>WITHOUT WARRANTIES OR CONDITIONS OF ANY KIND, either express or implied.</text:p>
      <text:p text:style-name="P47"><text:s/>See the License for the specific language governing permissions and</text:p>
      <text:p text:style-name="P46"><text:s/>limitations under the License.</text:p>
      <text:p text:style-name="P29"/>
      <text:p text:style-name="P29"/>
      <text:p text:style-name="P29"/>
      <text:h text:style-name="osc-chapternumber" text:outline-level="1"/>
      <text:p text:style-name="P8"><text:s/>Setup</text:p>
      <text:p text:style-name="P35">Introduction</text:p>
      <text:p text:style-name="P4"/>
      <text:p text:style-name="Standard">Within jUDDI, there are three downloadable files (juddi-core.jar, juddi.war, and juddi-tomcat.zip). <text:s text:c="6"/>You should determine which one to use depending on what level of integration you want with your application and your platform / server choices.</text:p>
      <text:p text:style-name="P4"/>
      <text:p text:style-name="P4"/>
      <text:p text:style-name="P9"/>
      <text:p text:style-name="P35">Using the JAR</text:p>
      <text:p text:style-name="P30"/>
      <text:p text:style-name="P30">The juddi-core module produces a JAR which contains the jUDDI source and a jUDDI persistence.xml configuration. <text:s text:c="6"/>jUDDI's persistence is being actively tested with both OpenJPA and with Hibernate.</text:p>
      <text:p text:style-name="P30"/>
      <text:p text:style-name="P30">If you are going to use only the JAR, you would need to directly insert objects into jUDDI through the database backend or persistence layer, or configure your own Webservice provider with the provided WSDL files and classes.</text:p>
      <text:p text:style-name="P9"/>
      <text:p text:style-name="P35">Using the WAR files</text:p>
      <text:p text:style-name="P30"/>
      <text:p text:style-name="P30">As with the JAR, you need to make a decision on what framework you would like to use when building the WAR. <text:s text:c="6"/>There will eventually be two WAR files shipped – one using CXF and one using Axis 2<text:span text:style-name="T7">. <text:s text:c="5"/>For the alpha release, only CXF has been tested thoroughly. <text:s text:c="4"/></text:span></text:p>
      <text:p text:style-name="P30"/>
      <text:p text:style-name="P30">Simple copy the WAR to the deploy folder of your server (this release has been tested under Apache Tomcat 5.5.23), start your server, and follow the directions under “using jUDDI as a Web Service”.</text:p>
      <text:p text:style-name="P32"/>
      <text:p text:style-name="P32"/>
      <text:p text:style-name="P32"/>
      <text:p text:style-name="P33"/>
      <text:p text:style-name="P35">Using the Tomcat Bundle</text:p>
      <text:p text:style-name="P30"/>
      <text:p text:style-name="P30">The jUDDI Tomcat bundle packages up the jUDDI WAR, Apache Derby, and a few necessary configuration files and provides the user with a pre-configured jUDDI instance. <text:s text:c="6"/>By default, the Hibernate is used as the persistence layer and CXF is used as a Web Serice framework.</text:p>
      <text:p text:style-name="P30"/>
      <text:p text:style-name="P30"><text:span text:style-name="T7">To get started using the Tomcat bundle, u</text:span>nzip the juddi-tomcat-bundle.zip, and start Tomcat :</text:p>
      <text:p text:style-name="P30"/>
      <text:p text:style-name="P36">% cd apache-tomcat-5.5.23/bin</text:p>
      <text:p text:style-name="P37">% ./startup.sh <text:s/></text:p>
      <text:p text:style-name="P31"/>
      <text:p text:style-name="P30"/>
      <text:p text:style-name="P34">Using jUDDI as Web Service</text:p>
      <text:p text:style-name="P30"/>
      <text:p text:style-name="P30">Browse to <text:a xlink:type="simple" xlink:href="http://localhost:8080/juddi/services/">http://localhost:8080/juddi/services</text:a></text:p>
      <text:p text:style-name="P32"><draw:frame draw:style-name="fr2" draw:name="graphics1" text:anchor-type="paragraph" svg:x="0.0201in" svg:y="0.2083in" svg:width="6.9252in" svg:height="6.6909in" draw:z-index="1"><draw:image xlink:href="Pictures/1000000000000305000002EBC33F62E8.tif" xlink:type="simple" xlink:show="embed" xlink:actuate="onLoad"/></draw:frame></text:p>
      <text:p text:style-name="P32"/>
      <text:p text:style-name="osc-paragraph"/>
      <text:p text:style-name="osc-paragraph"/>
      <text:p text:style-name="osc-paragraph"/>
      <text:p text:style-name="P4">The services page shows you the available endpoints and methods available. <text:s text:c="5"/>Using any SOAP client, you should be able to send some sample requests to jUDDI to test:</text:p>
      <text:p text:style-name="P4"/>
      <text:p text:style-name="P5"><draw:frame draw:style-name="fr3" draw:name="graphics2" text:anchor-type="paragraph" svg:width="6.8382in" svg:height="7.6563in" draw:z-index="2"><draw:image xlink:href="Pictures/10000000000002A5000002F64B231A9F.tif" xlink:type="simple" xlink:show="embed" xlink:actuate="onLoad"/></draw:frame><text:soft-page-break/></text:p>
      <text:p text:style-name="P6"/>
      <text:p text:style-name="P6"/>
      <text:p text:style-name="P10"/>
      <text:p text:style-name="P35">Using jUDDI with your application</text:p>
      <text:p text:style-name="P7"/>
      <text:p text:style-name="P7">As of the Alpha release, two of the UDDI v3 APIs should be active within jUDDI : inquiry and publish. <text:s text:c="5"/></text:p>
      <text:p text:style-name="osc-paragraph"/>
      <text:p text:style-name="osc-paragraph"/>
      <text:p text:style-name="osc-paragraph"/>
      <text:p text:style-name="osc-paragraph"/>
      <text:p text:style-name="osc-paragraph"/>
      <text:p text:style-name="osc-paragraph"/>
      <text:p text:style-name="osc-paragraph"/>
      <text:p text:style-name="osc-paragraph"/>
      <text:p text:style-name="osc-paragraph"/>
      <text:p text:style-name="P21"/>
      <text:h text:style-name="P44" text:outline-level="1"/>
      <text:p text:style-name="osc-chaptertitle">Authentication</text:p>
      <text:p text:style-name="Heading_20_1">Introduction</text:p>
      <text:p text:style-name="osc-paragraph">In order to enforce proper write access to jUDDI, each request to jUDDI needs a valid authToken. Note that read access is not restricted and therefore queries into the registries are not restricted.</text:p>
      <text:p text:style-name="osc-paragraph">To obtain a valid authToken a getAuthToken() request must be made, where a GetAuthToken object is passed. On the GetAuthToken object a userid and credential (password) needs to be set.</text:p>
      <text:p text:style-name="P39"/>
      <text:p text:style-name="osc-code"><text:span text:style-name="T9">org.uddi.api_v3.GetAuthToken ga = </text:span><text:span text:style-name="T14">new</text:span><text:span text:style-name="T9"> org.uddi.api_v3.GetAuthToken();</text:span></text:p>
      <text:p text:style-name="osc-code">ga.setUserID(pubId);</text:p>
      <text:p text:style-name="osc-code"><text:span text:style-name="T9">ga.setCred(</text:span><text:span text:style-name="T15">""</text:span><text:span text:style-name="T9">);</text:span></text:p>
      <text:p text:style-name="osc-code"/>
      <text:p text:style-name="P41">org.uddi.api_v3.AuthToken token = securityService.getAuthToken(ga);</text:p>
      <text:p text:style-name="osc-code"/>
      <text:p text:style-name="osc-paragraph">The property <text:span text:style-name="T8">juddi.auth</text:span> in the <text:span text:style-name="T8">juddi.properties</text:span> configuration file can be used to configure how jUDDI is going to check the credentials passed in on the GetAuthToken request. By default jUDDI uses the <text:span text:style-name="T8">JUDDIAuthenticator</text:span> implementation. You can provide your own authentication implementation or use any of the ones mention below. The implementation needs to implement the <text:span text:style-name="T10">org.apache.juddi.auth.Authenticator </text:span><text:span text:style-name="T11">interface, and </text:span><text:span text:style-name="T10">juddi.auth</text:span><text:span text:style-name="T11"> property should refer to the implementation class.</text:span></text:p>
      <text:p text:style-name="osc-paragraph"><text:span text:style-name="T11">There are two phases involved in Authentication. <text:s/>The </text:span><text:span text:style-name="T12">authenticate</text:span><text:span text:style-name="T11"> phase and the </text:span><text:span text:style-name="T12">identify</text:span><text:span text:style-name="T11"> phase. <text:s/>Both of these phases are represented by a method in the </text:span><text:span text:style-name="T10">Authenticator</text:span><text:span text:style-name="T11"> interface. <text:s/></text:span></text:p>
      <text:p text:style-name="osc-paragraph"><text:span text:style-name="T11">The </text:span><text:span text:style-name="T12">authenticate</text:span><text:span text:style-name="T11"> phase occurs during the GetAuthToken request as described above. <text:s/>The goal of this phase is to turn a user id and credentials into a valid publisher id. <text:s/>The publisher id (referred to as the “authorized name” in UDDI terminology) is the value that assigns ownership within UDDI. <text:s/>Whenever a new entity is created, it must be tagged with ownership by the authorized name of the publisher. <text:s/>The value of the publisher id can be completely transparent to jUDDI – the only requirement is that one exists to assign to new entities. <text:s/>Thus, the </text:span><text:span text:style-name="T12">authenticate</text:span><text:span text:style-name="T11"> phase must return a non-null publisher id. <text:s/>Upon completion of the GetAuthToken request, an authentication token is issued to the caller.</text:span></text:p>
      <text:p text:style-name="osc-paragraph"><text:span text:style-name="T11">In subsequent calls to the UDDI API that require authentication, the token issued from the GetAuthToken request must be provided. <text:s/>This leads to the next phase of jUDDI authentication – the </text:span><text:span text:style-name="T12">identify</text:span><text:span text:style-name="T11"> phase.</text:span></text:p>
      <text:p text:style-name="osc-paragraph"><text:span text:style-name="T11">The </text:span><text:span text:style-name="T12">identify</text:span><text:span text:style-name="T11"> phase is responsible for turning the authentication token (or the publisher id associated with that authentication token) into a valid </text:span><text:span text:style-name="T10">UddiEntityPublisher</text:span><text:span text:style-name="T11"> object. <text:s/>The </text:span><text:span text:style-name="T10">UddiEntityPublisher</text:span><text:span text:style-name="T11"> object contains all the properties necessary to handle ownership of UDDI entities. <text:s/>Thus, the token (or publisher id) is used to “identify” the publisher.</text:span></text:p>
      <text:p text:style-name="osc-paragraph"><text:span text:style-name="T11">The two phases provide compliance with the UDDI authentication structure and grant flexibility for users that wish to provide their own authentication mechanism. <text:s/>Handling of credentials and publisher properties can be done entirely outside of jUDDI. <text:s/>However, jUDDI provides the </text:span><text:span text:style-name="T10">Publisher</text:span><text:span text:style-name="T11"> entity, which is a sub-class of </text:span><text:span text:style-name="T10">UddiEntityPublisher</text:span><text:span text:style-name="T11">, to persist publisher properties within jUDDI. <text:s/>This is used in the default authentication and is the subject of the next section.</text:span></text:p>
      <text:p text:style-name="Heading_20_1"><text:soft-page-break/></text:p>
      <text:p text:style-name="Heading_20_1">JUDDI Authentication</text:p>
      <text:p text:style-name="osc-paragraph">The default authentication mechanism provided by jUDDI is the <text:span text:style-name="T8">JUDDIAuthenticator</text:span>. <text:s/>The <text:span text:style-name="T16">authenticate</text:span> phase of the <text:span text:style-name="T8">JUDDIAuthenticator</text:span> simply checks to see if the user id passed in has an associated record in the <text:span text:style-name="T8">Publisher</text:span> table. <text:s/>No credentials checks are made.</text:p>
      <text:p text:style-name="osc-paragraph">The <text:span text:style-name="T16">identify</text:span> phase uses the publisher id to retreive the <text:span text:style-name="T8">Publisher</text:span> record and return it. <text:s/>All necessary publisher properties are populated as <text:span text:style-name="T8">Publisher</text:span> inherits from <text:span text:style-name="T10">UddiEntityPublisher</text:span>.</text:p>
      <text:p text:style-name="P40">juddi.auth = org.apache.juddi.auth.JUDDIAuthentication</text:p>
      <text:p text:style-name="P23"/>
      <text:p text:style-name="Heading_20_1">XMLDocAuthentication</text:p>
      <text:p text:style-name="osc-paragraph">The XMLDocAuthentication implementation needs a XML file on the classpath. The juddi.properties file would need to look like</text:p>
      <text:p text:style-name="osc-code">juddi.auth = <text:span text:style-name="T8">org.apache.juddi.auth.XMLDocAuthentication</text:span></text:p>
      <text:p text:style-name="P40">juddi.usersfile = juddi-users.xml</text:p>
      <text:p text:style-name="P19">where the name of the xml can be provided but it defaults to <text:span text:style-name="T8">juddi-users.xml</text:span>, and the content of the file would looks something like</text:p>
      <text:p text:style-name="osc-code">&lt;?xml version="1.0" encoding="UTF-8" standalone="yes"?&gt;</text:p>
      <text:p text:style-name="osc-code">&lt;juddi-users&gt;</text:p>
      <text:p text:style-name="osc-code"><text:s text:c="8"/>&lt;user userid="anou_mana" password="password" /&gt;</text:p>
      <text:p text:style-name="osc-code"><text:s text:c="8"/>&lt;user userid="bozo" password="clown" /&gt;</text:p>
      <text:p text:style-name="osc-code"><text:s text:c="8"/>&lt;user userid="sviens" password="password" /&gt;</text:p>
      <text:p text:style-name="osc-code">&lt;/juddi-users&gt;</text:p>
      <text:p text:style-name="osc-paragraph">The <text:span text:style-name="T16">authenticate</text:span> phase checks that the user id and password match a value in the XML file. <text:s/>The <text:span text:style-name="T16">identify</text:span> phase simply uses the user id to populate a new <text:span text:style-name="T10">UddiEntityPublisher</text:span>.</text:p>
      <text:p text:style-name="osc-paragraph"/>
      <text:p text:style-name="Heading_20_1">CryptedXMLDocAuthentication</text:p>
      <text:p text:style-name="osc-paragraph">The CryptedXMLDocAuthentication implementation is similar to the XMLDocAuthentication implementation, but the passwords are encrypted</text:p>
      <text:p text:style-name="osc-code">juddi.auth = <text:span text:style-name="T8">org.apache.juddi.auth.CryptedXMLDocAuthentication</text:span></text:p>
      <text:p text:style-name="P40">juddi.usersfile = juddi-users-encrypted.xml</text:p>
      <text:p text:style-name="P40">juddi.cryptor = org.apache.juddi.cryptor.DefaultCryptor</text:p>
      <text:p text:style-name="P19">where the name user credential file is <text:span text:style-name="T8">juddi-users-encrypted.xml</text:span>, and the content of the file would looks something like</text:p>
      <text:p text:style-name="osc-code">&lt;?xml version="1.0" encoding="UTF-8" standalone="yes"?&gt;</text:p>
      <text:p text:style-name="osc-code">&lt;juddi-users&gt;</text:p>
      <text:p text:style-name="osc-code"><text:s text:c="4"/>&lt;user userid="anou_mana" password="+j/kXkZJftwTFTBH6Cf6IQ=="/&gt;</text:p>
      <text:p text:style-name="osc-code"><text:s text:c="4"/>&lt;user userid="bozo" password="Na2Ait+2aW0="/&gt;</text:p>
      <text:p text:style-name="osc-code"><text:s text:c="4"/>&lt;user userid="sviens" password="+j/kXkZJftwTFTBH6Cf6IQ=="/&gt;</text:p>
      <text:p text:style-name="osc-code">&lt;/juddi-users&gt;</text:p>
      <text:p text:style-name="osc-paragraph">The DefaultCryptor implementation uses <text:span text:style-name="T8">BEWithMD5AndDES</text:span> and <text:span text:style-name="T8">Base64</text:span> to encrypt the passwords. Note that the code in the <text:span text:style-name="T8">AuthenticatorTest</text:span> can be used to learn more about how to use this Authenticator implementation. You can plugin your own encryption algorithm by implementing the <text:span text:style-name="T8">org.apache.juddi.cryptor.Cryptor</text:span> interface and referencing your implementation class in the <text:span text:style-name="T8">juddi.cryptor</text:span> property. </text:p>
      <text:p text:style-name="osc-paragraph">The <text:span text:style-name="T16">authenticate</text:span> phase checks that the user id and password match a value in the XML file. <text:s/>The <text:span text:style-name="T16">identify</text:span> phase simply uses the user id to populate a new <text:span text:style-name="T10">UddiEntityPublisher</text:span>.</text:p>
      <text:p text:style-name="Heading_20_1"><text:soft-page-break/>JBoss Authentication</text:p>
      <text:p text:style-name="P22">Finally is it possible to hook up to third party credential stores. If for example jUDDI is deployed to the JBoss Application server it is possible to hook up to it's authentication machinery. The <text:span text:style-name="T8">JBossAuthenticator</text:span> class is provided in the <text:span text:style-name="T8">docs/examples/auth</text:span> directory. This class enables juddi deployments on JBoss use a server security domain to authenticate users.</text:p>
      <text:p text:style-name="P22">To use this class you must add the following properties to the juddi.properties file:</text:p>
      <text:p text:style-name="P38"><text:s text:c="7"/>juddi.auth=org.apache.juddi.auth.JBossAuthenticator</text:p>
      <text:p text:style-name="P38"><text:s text:c="7"/>juddi.securityDomain=java:/jaas/other</text:p>
      <text:p text:style-name="P22">The <text:span text:style-name="T8">juddi.auth</text:span> property plugs the JbossAuthenticator class into the <text:s/>juddi the Authenticator framework. The <text:span text:style-name="T8">juddi.sercuity.domain</text:span>, configures the JBossAuthenticator class where it can lookup the application server's security domain, which it will use to perform the authentication. Note that JBoss creates one security domain for each application policy element on the <text:span text:style-name="T8">$JBOSS_HOME/server/default/conf/login-config.xml</text:span> file, which gets bound to the server JNDI tree with name <text:span text:style-name="T8">java:/jaas/&lt;application-policy-name&gt;</text:span>. If a lookup refers to a non existent application policy it defaults to a policy named <text:span text:style-name="T8">other</text:span>. </text:p>
      <text:p text:style-name="P16"/>
      <text:p text:style-name="P13">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style:page-number="auto"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style:page-number="auto"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style:page-number="auto"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style:page-number="auto"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style:page-number="auto"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1" fo:font-size="9pt" fo:language="en" fo:country="US" style:font-size-asian="9pt" style:language-asian="en" style:country-asian="US" style:font-size-complex="8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Kurt Stam</meta:initial-creator>
    <meta:creation-date>2008-03-02T19:55:50</meta:creation-date>
    <dc:date>2009-02-21T20:37:34</dc:date>
    <dc:language>en-CA</dc:language>
    <meta:editing-cycles>80</meta:editing-cycles>
    <meta:editing-duration>PT25H26M17S</meta:editing-duration>
    <meta:document-statistic meta:table-count="1" meta:image-count="2" meta:object-count="0" meta:page-count="15" meta:paragraph-count="144" meta:word-count="1630" meta:character-count="11369"/>
    <meta:user-defined meta:name="Info 1"/>
    <meta:user-defined meta:name="Info 2"/>
    <meta:user-defined meta:name="Info 3"/>
    <meta:user-defined meta:name="Info 4"/>
  </office:meta>
</office:document-meta>
</file>